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6cm" fo:min-width="7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9.5cm"/>
      <style:paragraph-properties style:writing-mode="lr-tb"/>
    </style:style>
    <style:style style:name="gr3" style:family="graphic" style:parent-style-name="objectwithoutfill">
      <style:graphic-properties draw:marker-end="Groty_20_strzałek_20_1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Groty_20_strzałek_20_2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Groty_20_strzałek_20_4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11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cm" fo:min-width="11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cm" fo:min-width="15.5cm"/>
      <style:paragraph-properties style:writing-mode="lr-tb"/>
    </style:style>
    <style:style style:name="gr10" style:family="graphic" style:parent-style-name="objectwithoutfill">
      <style:graphic-properties draw:marker-end="Groty_20_strzałek_20_5" draw:marker-end-width="0.3cm" draw:fill="none" draw:textarea-vertical-align="middle"/>
    </style:style>
    <style:style style:name="gr11" style:family="graphic" style:parent-style-name="objectwithoutfill">
      <style:graphic-properties draw:marker-end="Groty_20_strzałek_20_6" draw:marker-end-width="0.3cm" draw:fill="none" draw:textarea-vertical-align="middle"/>
    </style:style>
    <style:style style:name="gr12" style:family="graphic" style:parent-style-name="objectwithoutfill">
      <style:graphic-properties draw:marker-end="Groty_20_strzałek_20_7" draw:marker-end-width="0.3cm" draw:fill="none" draw:textarea-vertical-align="middle"/>
    </style:style>
    <style:style style:name="gr13" style:family="graphic" style:parent-style-name="objectwithoutfill">
      <style:graphic-properties draw:marker-end="Groty_20_strzałek_20_8" draw:marker-end-width="0.3cm" draw:fill="none" draw:textarea-vertical-align="middle"/>
    </style:style>
    <style:style style:name="gr14" style:family="graphic" style:parent-style-name="objectwithoutfill">
      <style:graphic-properties draw:marker-end="Groty_20_strzałek_20_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16cm" svg:height="2.25cm" svg:x="1.75cm" svg:y="4.25cm">
          <text:p text:style-name="P1">przyciski.CzyNacisnieto() ==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10cm" svg:height="2cm" svg:x="4.25cm" svg:y="8cm">
          <text:p text:style-name="P1">obslugaŻądań.aktualizujŻądania(przyciski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draw:line-skew="-0.499cm -0.249cm" svg:x1="1.75cm" svg:y1="5.375cm" svg:x2="9.75cm" svg:y2="4.25cm" draw:start-shape="id1" draw:start-glue-point="5" draw:end-shape="id1" draw:end-glue-point="4" svg:d="M1750 5375h-1000l9000-1875v750" svg:viewBox="0 0 9001 1876">
          <text:p text:style-name="P1">Nie</text:p>
        </draw:connector>
        <draw:connector draw:style-name="gr4" draw:text-style-name="P2" draw:layer="layout" draw:type="lines" draw:line-skew="0cm -0.249cm" svg:x1="17.75cm" svg:y1="5.375cm" svg:x2="9.25cm" svg:y2="8cm" draw:start-shape="id1" draw:start-glue-point="7" draw:end-shape="id2" draw:end-glue-point="0" svg:d="M17750 5375h502l-9002 1875v750" svg:viewBox="0 0 9003 2626">
          <text:p text:style-name="P1">Tak</text:p>
        </draw:connector>
        <draw:connector draw:style-name="gr5" draw:text-style-name="P2" draw:layer="layout" draw:type="curve" draw:line-skew="0cm 18.751cm -0.124cm" svg:x1="9.25cm" svg:y1="10cm" svg:x2="9.75cm" svg:y2="4.25cm" draw:start-shape="id2" draw:start-glue-point="2" draw:end-shape="id1" draw:end-glue-point="4" svg:d="M9250 10000c0 751 10750 501 10750-2937s-10250-3750-10250-2813" svg:viewBox="0 0 10751 6555">
          <text:p/>
        </draw:connector>
        <draw:custom-shape draw:style-name="gr6" draw:text-style-name="P1" xml:id="id3" draw:id="id3" draw:layer="layout" svg:width="11.75cm" svg:height="2.25cm" svg:x="3.75cm" svg:y="13.25cm">
          <text:p text:style-name="P1">kontroler.wyznaczKierunekJazdy(winda,obslugaŻądań.żadania)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12.25cm" svg:height="2.25cm" svg:x="4.25cm" svg:y="17.5cm">
          <text:p text:style-name="P1">winda.przesuwajSie()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11.5cm" svg:height="2cm" svg:x="4cm" svg:y="21.5cm">
          <text:p text:style-name="P1">wyswietlacz.wyswietlWinde(winda)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16cm" svg:height="2.25cm" svg:x="2cm" svg:y="24.25cm">
          <text:p text:style-name="P1">wyswietlacz.wyswietlObslugeŻądań(obslugaŻądań)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curve" svg:x1="9.25cm" svg:y1="10cm" svg:x2="9.25cm" svg:y2="10cm" draw:start-shape="id2" draw:start-glue-point="2" draw:end-shape="id2" draw:end-glue-point="2" svg:d="M9250 10000z" svg:viewBox="0 0 1 1">
          <text:p/>
        </draw:connector>
        <draw:connector draw:style-name="gr11" draw:text-style-name="P2" draw:layer="layout" draw:type="curve" svg:x1="9.625cm" svg:y1="15.5cm" svg:x2="10.375cm" svg:y2="17.5cm" draw:start-shape="id3" draw:start-glue-point="2" draw:end-shape="id4" draw:end-glue-point="0" svg:d="M9625 15500c0 1500 750 500 750 2000" svg:viewBox="0 0 751 2001">
          <text:p/>
        </draw:connector>
        <draw:connector draw:style-name="gr12" draw:text-style-name="P2" draw:layer="layout" draw:type="curve" svg:x1="10.375cm" svg:y1="19.75cm" svg:x2="9.75cm" svg:y2="21.5cm" draw:start-shape="id4" draw:start-glue-point="2" draw:end-shape="id5" draw:end-glue-point="0" svg:d="M10375 19750c0 1312-625 438-625 1750" svg:viewBox="0 0 626 1751">
          <text:p/>
        </draw:connector>
        <draw:connector draw:style-name="gr13" draw:text-style-name="P2" draw:layer="layout" draw:type="curve" svg:x1="9.75cm" svg:y1="23.5cm" svg:x2="10cm" svg:y2="24.25cm" draw:start-shape="id5" draw:start-glue-point="2" draw:end-shape="id6" draw:end-glue-point="0" svg:d="M9750 23500c0 562 250 188 250 750" svg:viewBox="0 0 251 751">
          <text:p/>
        </draw:connector>
        <draw:connector draw:style-name="gr14" draw:text-style-name="P2" draw:layer="layout" draw:type="curve" draw:line-skew="-0.381cm 18.751cm -0.374cm" svg:x1="10cm" svg:y1="26.5cm" svg:x2="9.625cm" svg:y2="13.25cm" draw:start-shape="id6" draw:start-glue-point="2" draw:end-shape="id3" draw:end-glue-point="0" svg:d="M10000 26500c0 180 10250 121 10250-7002 0-7122-10625-7560-10625-6248" svg:viewBox="0 0 10626 1387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2" draw:display-name="Groty strzałek 2" svg:viewBox="0 0 20 20" svg:d="M0 20l10-20 10 20z"/>
    <draw:marker draw:name="Groty_20_strzałek_20_3" draw:display-name="Groty strzałek 3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draw:marker draw:name="Groty_20_strzałek_20_6" draw:display-name="Groty strzałek 6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draw:marker draw:name="Groty_20_strzałek_20_9" draw:display-name="Groty strzałek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17:14:46.364000000</meta:creation-date>
    <dc:date>2022-01-27T17:46:38.862000000</dc:date>
    <meta:editing-duration>PT7M3S</meta:editing-duration>
    <meta:editing-cycles>1</meta:editing-cycles>
    <meta:document-statistic meta:object-count="14"/>
    <meta:generator>LibreOffice/7.2.0.4$Windows_X86_64 LibreOffice_project/9a9c6381e3f7a62afc1329bd359cc48accb6435b</meta:generator>
  </office:meta>
</office:document-meta>
</file>